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3D000002FD8EE59DD8FEFF88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1.259cm" svg:y="1.884cm" svg:width="35.481cm" svg:height="20.241cm" draw:z-index="0"><draw:image xlink:href="Pictures/100000000000053D000002FD8EE59DD8FEFF88F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6:19:10.966954724</meta:creation-date>
    <dc:date>2017-04-05T16:23:20.046854593</dc:date>
    <meta:editing-duration>PT4M1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